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0.104cm" fo:min-width="2.506cm" fo:padding-top="0.14cm" fo:padding-bottom="0.14cm" fo:padding-left="0.265cm" fo:padding-right="0.265cm" loext:decorative="false"/>
    </style:style>
    <style:style style:name="gr2" style:family="graphic">
      <style:graphic-properties style:writing-mode="lr-tb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4.75cm" fo:min-width="0cm" loext:decorative="false"/>
    </style:style>
    <style:style style:name="gr6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objectwithoutfill">
      <style:graphic-properties svg:stroke-width="0.03cm" svg:stroke-color="#000000" draw:marker-start-width="0.25cm" draw:marker-end="Linienspitzen_20_3" draw:marker-end-width="0.2cm" draw:fill="none" draw:textarea-vertical-align="middle" fo:padding-top="0.14cm" fo:padding-bottom="0.14cm" fo:padding-left="0.265cm" fo:padding-right="0.265cm" loext:decorative="false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2.58cm" fo:min-width="2.33cm" fo:padding-top="0.14cm" fo:padding-bottom="0.14cm" fo:padding-left="0.265cm" fo:padding-right="0.265cm" loext:decorative="false"/>
    </style:style>
    <style:style style:name="gr10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0.286cm" fo:min-width="0.036cm" fo:padding-top="0.14cm" fo:padding-bottom="0.14cm" fo:padding-left="0.265cm" fo:padding-right="0.26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2" style:family="graphic" style:parent-style-name="objectwithoutfill">
      <style:graphic-properties svg:stroke-width="0.03cm" svg:stroke-color="#000000" draw:marker-start="Dimension_20_Lines" draw:marker-start-width="0.25cm" draw:marker-end="Dimension_20_Lines" draw:marker-end-width="0.25cm" draw:fill="none" draw:textarea-vertical-align="middle" fo:padding-top="0.14cm" fo:padding-bottom="0.14cm" fo:padding-left="0.265cm" fo:padding-right="0.265cm" loext:decorative="fals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5cm" svg:height="0.5cm" svg:x="1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svg:title>TexMaths</svg:title>
          <svg:desc>12§latex§$F_{A}$§svg§600§TRUE§</svg:desc>
          <draw:g draw:style-name="gr3">
            <draw:path draw:style-name="gr4" draw:text-style-name="P2" draw:layer="layout" svg:width="0.297cm" svg:height="0.284cm" svg:x="6cm" svg:y="6.35cm" svg:viewBox="0 0 298 285" svg:d="M111 148c14 0 27 0 41 0 31 0 35 8 35 19 0 4 0 9-3 21-1 2 0 3-1 5 0 3 3 4 5 4 4 0 4-1 6-8 8-30 15-61 23-91 1-5 1-5 1-6s-1-5-5-5-5 2-6 9c-8 32-19 40-54 40-13 0-25 0-38 0 9-35 17-71 26-106 4-16 5-17 23-17s37 0 55 0c53 0 62 15 62 47 0 9 0 11-1 21-1 6-1 8-1 9 0 2 1 5 5 5 5 0 5-3 6-11 3-24 5-48 8-72 1-12-1-12-12-12-68 0-136 0-205 0-8 0-13 0-13 8 0 5 4 5 12 5 16 0 28 0 28 7 0 3 0 3-3 11-18 74-36 148-55 221-5 17-5 20-38 20-7 0-12 0-12 8 0 5 5 5 6 5 13 0 44-1 56-1 13 0 48 1 63 1 3 0 8 0 8-7 0-4-2-4-2-5-2-1-3-1-12-1s-11 0-22 0c-12-2-13-4-13-9 0-1 0-3 1-9 9-35 18-71 26-106z">
              <text:p/>
            </draw:path>
            <draw:path draw:style-name="gr4" draw:text-style-name="P2" draw:layer="layout" svg:width="0.22cm" svg:height="0.208cm" svg:x="6.271cm" svg:y="6.489cm" svg:viewBox="0 0 221 209" svg:d="M44 173c-10 17-20 24-37 26-3 0-7 0-7 6 0 3 2 4 5 4 7 0 17-1 25-1 10 0 21 1 30 1 1 0 6 0 6-7 0-3-4-3-5-3-2 0-13-2-13-9 0-3 2-8 5-12 7-12 15-24 22-36 28 0 56 0 84 0 3 17 5 33 7 49-1 3-2 8-20 8-4 0-7 0-7 6 0 1 1 4 5 4 8 0 28-1 37-1 6 0 13 0 18 0s11 1 17 1c3 0 5-2 5-6s-3-4-8-4c-17 0-18-3-19-10-8-60-17-120-25-181-1-6-1-8-7-8s-8 2-10 7c-36 56-72 111-108 166zM83 132c20-32 41-64 62-96 4 32 9 64 13 96-25 0-50 0-75 0z">
              <text:p/>
            </draw:path>
          </draw:g>
        </draw:g>
        <draw:custom-shape draw:style-name="gr5" draw:text-style-name="P3" draw:layer="layout" svg:width="0.05cm" svg:height="5cm" svg:x="3.1cm" svg:y="1.4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.35cm" svg:y1="1.35cm" svg:x2="4.85cm" svg:y2="1.35cm">
          <text:p/>
        </draw:line>
        <draw:g draw:style-name="gr3">
          <draw:line draw:style-name="gr7" draw:text-style-name="P4" draw:layer="layout" svg:x1="1.45cm" svg:y1="1.35cm" svg:x2="1.7cm" svg:y2="1.1cm">
            <text:p/>
          </draw:line>
          <draw:line draw:style-name="gr7" draw:text-style-name="P4" draw:layer="layout" svg:x1="1.75cm" svg:y1="1.35cm" svg:x2="2cm" svg:y2="1.1cm">
            <text:p/>
          </draw:line>
          <draw:line draw:style-name="gr7" draw:text-style-name="P4" draw:layer="layout" svg:x1="2.05cm" svg:y1="1.35cm" svg:x2="2.3cm" svg:y2="1.1cm">
            <text:p/>
          </draw:line>
          <draw:line draw:style-name="gr7" draw:text-style-name="P4" draw:layer="layout" svg:x1="2.35cm" svg:y1="1.35cm" svg:x2="2.6cm" svg:y2="1.1cm">
            <text:p/>
          </draw:line>
          <draw:line draw:style-name="gr7" draw:text-style-name="P4" draw:layer="layout" svg:x1="2.65cm" svg:y1="1.35cm" svg:x2="2.9cm" svg:y2="1.1cm">
            <text:p/>
          </draw:line>
        </draw:g>
        <draw:line draw:style-name="gr7" draw:text-style-name="P4" draw:layer="layout" svg:x1="2.95cm" svg:y1="1.35cm" svg:x2="3.2cm" svg:y2="1.1cm">
          <text:p/>
        </draw:line>
        <draw:line draw:style-name="gr7" draw:text-style-name="P4" draw:layer="layout" svg:x1="3.25cm" svg:y1="1.35cm" svg:x2="3.5cm" svg:y2="1.1cm">
          <text:p/>
        </draw:line>
        <draw:line draw:style-name="gr7" draw:text-style-name="P4" draw:layer="layout" svg:x1="3.55cm" svg:y1="1.35cm" svg:x2="3.8cm" svg:y2="1.1cm">
          <text:p/>
        </draw:line>
        <draw:line draw:style-name="gr7" draw:text-style-name="P4" draw:layer="layout" svg:x1="3.85cm" svg:y1="1.35cm" svg:x2="4.1cm" svg:y2="1.1cm">
          <text:p/>
        </draw:line>
        <draw:line draw:style-name="gr7" draw:text-style-name="P4" draw:layer="layout" svg:x1="4.15cm" svg:y1="1.35cm" svg:x2="4.4cm" svg:y2="1.1cm">
          <text:p/>
        </draw:line>
        <draw:line draw:style-name="gr7" draw:text-style-name="P4" draw:layer="layout" svg:x1="4.45cm" svg:y1="1.35cm" svg:x2="4.7cm" svg:y2="1.1cm">
          <text:p/>
        </draw:line>
        <draw:line draw:style-name="gr8" draw:text-style-name="P4" draw:layer="layout" svg:x1="4.2cm" svg:y1="6.653cm" svg:x2="5.943cm" svg:y2="6.5cm">
          <text:p/>
        </draw:line>
        <draw:line draw:style-name="gr7" draw:text-style-name="P4" draw:layer="layout" svg:x1="3.1cm" svg:y1="6.4cm" svg:x2="4.15cm" svg:y2="6.62cm">
          <text:p/>
        </draw:line>
        <draw:line draw:style-name="gr7" draw:text-style-name="P4" draw:layer="layout" svg:x1="3.12cm" svg:y1="6.4cm" svg:x2="3.12cm" svg:y2="6.65cm">
          <text:p/>
        </draw:line>
        <draw:line draw:style-name="gr7" draw:text-style-name="P4" draw:layer="layout" svg:x1="3.3cm" svg:y1="6.55cm" svg:x2="4.7cm" svg:y2="6.95cm">
          <text:p/>
        </draw:line>
        <draw:g draw:style-name="gr2">
          <svg:title>TexMaths</svg:title>
          <svg:desc>12§latex§$\ell$§svg§600§TRUE§</svg:desc>
          <draw:g draw:style-name="gr3">
            <draw:path draw:style-name="gr4" draw:text-style-name="P2" draw:layer="layout" svg:width="0.16cm" svg:height="0.299cm" svg:x="2.555cm" svg:y="3.686cm" svg:viewBox="0 0 161 300" svg:d="M2 253c-1 2-2 3-2 5 0 1 2 5 5 5 2 0 3-1 15-13 4-2 12-11 15-14 4 33 16 64 46 64 17 0 31-9 41-15 6-5 25-22 25-26 0-1-1-4-5-4-1 0-2 0-6 3-26 27-42 33-54 33-19 0-25-22-25-54 0-3 2-22 3-24 0-1 0-3 8-11 33-33 93-104 93-170 0-7 0-32-25-32-35 0-64 69-69 79-20 45-32 94-32 145-11 10-22 20-33 29zM61 195c1-5 19-97 43-146 11-23 20-39 33-39 15 0 15 14 15 21 0 69-71 144-91 164z">
              <text:p/>
            </draw:path>
          </draw:g>
        </draw:g>
        <draw:custom-shape draw:style-name="gr9" draw:text-style-name="P1" draw:layer="layout" svg:width="4cm" svg:height="4cm" svg:x="7.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svg:x="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svg:x="9.001cm" svg:y="5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10" draw:text-style-name="P1" draw:layer="layout" svg:width="0.8cm" svg:height="0.8cm" draw:transform="rotate (1.5707963267949) translate (7.601cm 4.4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8cm" svg:height="0.8cm" draw:transform="rotate (1.5707963267949) translate (10.402cm 4.4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4" draw:layer="layout" svg:x1="9.6cm" svg:y1="5.65cm" svg:x2="10.35cm" svg:y2="6.5cm">
          <text:p/>
        </draw:line>
        <draw:frame draw:style-name="gr11" draw:text-style-name="P6" draw:layer="layout" svg:width="2.6cm" svg:height="0.75cm" svg:x="10.15cm" svg:y="6.4cm">
          <draw:text-box>
            <text:p text:style-name="P5"><text:span text:style-name="T1">Vertiefung</text:span></text:p>
          </draw:text-box>
        </draw:frame>
        <draw:frame draw:style-name="gr11" draw:text-style-name="P8" draw:layer="layout" svg:width="1.25cm" svg:height="0.75cm" svg:x="0.75cm" svg:y="7.4cm">
          <draw:text-box>
            <text:p text:style-name="P7"><text:span text:style-name="T2">(a)</text:span></text:p>
          </draw:text-box>
        </draw:frame>
        <draw:frame draw:style-name="gr11" draw:text-style-name="P8" draw:layer="layout" svg:width="1.25cm" svg:height="0.75cm" svg:x="7.45cm" svg:y="7.4cm">
          <draw:text-box>
            <text:p text:style-name="P7"><text:span text:style-name="T2">(b)</text:span></text:p>
          </draw:text-box>
        </draw:frame>
        <draw:line draw:style-name="gr12" draw:text-style-name="P4" draw:layer="layout" svg:x1="2.85cm" svg:y1="1.4cm" svg:x2="2.85cm" svg:y2="6.4cm">
          <text:p/>
        </draw:line>
        <draw:line draw:style-name="gr7" draw:text-style-name="P4" draw:layer="layout" svg:x1="9cm" svg:y1="2.65cm" svg:x2="9.4cm" svg:y2="2.65cm">
          <text:p/>
        </draw:line>
        <draw:g draw:style-name="gr2">
          <svg:title>TexMaths</svg:title>
          <svg:desc>12§latex§$r_{\mathrm{Z}}$§svg§600§TRUE§</svg:desc>
          <draw:g draw:style-name="gr3">
            <draw:path draw:style-name="gr4" draw:text-style-name="P2" draw:layer="layout" svg:width="0.17cm" svg:height="0.189cm" svg:x="10.057cm" svg:y="1.486cm" svg:viewBox="0 0 171 190" svg:d="M25 161c-1 6-3 16-3 18 0 7 6 11 11 11s12-4 16-12c0-1 14-59 17-66 3-14 11-43 13-55 1-5 13-25 24-34 2-3 15-13 33-13 11 0 11 3 17 4-12 3-21 12-21 23 0 7 4 15 15 15s24-9 24-25c0-14-14-27-35-27-27 0-46 20-53 32-4-19-20-32-39-32s-27 17-31 24c-7 14-13 39-13 40 0 5 3 4 5 5 5 0 5-1 7-9 7-30 16-50 31-50 7 0 13 3 13 19 0 8-1 13-7 35-8 33-16 65-24 97z">
              <text:p/>
            </draw:path>
            <draw:path draw:style-name="gr4" draw:text-style-name="P2" draw:layer="layout" svg:width="0.163cm" svg:height="0.199cm" svg:x="10.254cm" svg:y="1.534cm" svg:viewBox="0 0 164 200" svg:d="M159 12c2-2 2-5 2-6 0-6-2-6-8-6-48 0-96 0-145 0-1 23-2 45-3 68 3 0 6 0 9 0 3-44 24-57 63-57 17 0 34 0 51 0-42 59-84 117-126 176-2 4-2 5-2 7 0 6 2 6 8 6 50 0 100 0 150 0 2-26 4-53 6-80-4 0-7 0-11 0-2 40-7 68-65 68-18 0-36 0-55 0 42-58 84-117 126-176z">
              <text:p/>
            </draw:path>
          </draw:g>
        </draw:g>
        <draw:line draw:style-name="gr7" draw:text-style-name="P4" draw:layer="layout" svg:x1="9.3cm" svg:y1="2.6cm" svg:x2="10.05cm" svg:y2="1.75cm">
          <text:p/>
        </draw:line>
        <draw:line draw:style-name="gr7" draw:text-style-name="P4" draw:layer="layout" svg:x1="9.43cm" svg:y1="4.05cm" svg:x2="9.4cm" svg:y2="2.65cm">
          <text:p/>
        </draw:line>
        <draw:line draw:style-name="gr7" draw:text-style-name="P4" draw:layer="layout" svg:x1="9.45cm" svg:y1="3.5cm" svg:x2="10.92cm" svg:y2="1.85cm">
          <text:p/>
        </draw:line>
        <draw:g draw:style-name="gr2">
          <svg:title>TexMaths</svg:title>
          <svg:desc>12§latex§$l$§svg§600§TRUE§</svg:desc>
          <draw:g draw:style-name="gr3">
            <draw:path draw:style-name="gr4" draw:text-style-name="P2" draw:layer="layout" svg:width="0.087cm" svg:height="0.294cm" svg:x="10.959cm" svg:y="1.487cm" svg:viewBox="0 0 88 295" svg:d="M88 5c-2-2 0-5-5-5-9 0-40 4-51 5-2 0-7 0-7 8 0 5 4 5 9 5 21 0 21 3 21 7-1 3-1 6-1 8-18 70-35 140-52 209-1 5-2 8-2 15 0 24 18 38 37 38 14 0 25-8 31-24 8-15 13-39 13-40 0-4-4-4-5-4-5 0-5 1-6 7-7 28-15 51-31 51-13 0-13-13-13-19 0-9 0-12 3-20 19-80 39-161 59-241z">
              <text:p/>
            </draw:path>
          </draw:g>
        </draw:g>
        <draw:g draw:style-name="gr2">
          <svg:title>TexMaths</svg:title>
          <svg:desc>12§latex§$\varphi_{0}$§svg§600§TRUE§</svg:desc>
          <draw:g draw:style-name="gr3">
            <draw:path draw:style-name="gr4" draw:text-style-name="P2" draw:layer="layout" svg:width="0.237cm" svg:height="0.275cm" svg:x="4.8cm" svg:y="6.951cm" svg:viewBox="0 0 238 276" svg:d="M50 256c-1 6-2 6-2 8 0 10 8 12 12 12 2 0 12-1 15-11 1-3 4-16 16-76 3 0 6 1 13 1 69 0 134-66 134-133 0-32-16-57-48-57-60 0-85 81-110 162-45-8-69-31-69-62 0-10 9-57 34-86 4-3 4-4 4-6 0-1-1-3-5-3-12 0-44 61-44 100 0 40 27 71 73 80-8 24-15 47-23 71zM108 165c-3 0-4 0-8 0s-6 0-6-3c3-14 8-38 9-44 13-53 46-94 83-94 29 0 40 23 40 43 0 48-54 98-118 98z">
              <text:p/>
            </draw:path>
            <draw:path draw:style-name="gr4" draw:text-style-name="P2" draw:layer="layout" svg:width="0.135cm" svg:height="0.199cm" svg:x="5.068cm" svg:y="7.005cm" svg:viewBox="0 0 136 200" svg:d="M136 100c0-32-3-55-16-75-10-14-28-25-52-25-68 0-68 79-68 100 0 22 0 100 68 100s68-78 68-100zM68 191c-13 0-31-7-37-31-4-18-4-42-4-63 0-22 0-44 4-60 6-23 25-30 37-30 16 0 31 10 37 28 4 15 5 37 5 62 0 21 0 43-4 62-6 26-26 32-38 32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19T11:16:56.681752982</dc:date>
    <meta:editing-duration>P1DT18H46M55S</meta:editing-duration>
    <meta:editing-cycles>85</meta:editing-cycles>
    <meta:generator>LibreOffice/24.2.5.2$Linux_X86_64 LibreOffice_project/420$Build-2</meta:generator>
    <meta:print-date>2024-09-18T09:45:11.487310327</meta:print-date>
    <meta:printed-by>PDF-Dateien</meta:printed-by>
    <meta:document-statistic meta:object-count="52"/>
  </office:meta>
</office:document-meta>
</file>